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6.623cm"/>
    </style:style>
    <style:style style:name="pr8" style:family="presentation" style:parent-style-name="Default-outline1">
      <style:graphic-properties draw:fill-color="#ffffff" draw:auto-grow-height="true" fo:min-height="7.01cm"/>
    </style:style>
    <style:style style:name="pr9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fo:text-indent="-0.9cm"/>
      <style:text-properties fo:font-size="20pt" fo:font-weight="bold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1.2cm" fo:margin-right="0cm" fo:text-indent="-0.9cm"/>
      <style:text-properties fo:color="#ffff00" fo:font-size="20pt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  <style:text-properties fo:font-size="16pt"/>
    </style:style>
    <style:style style:name="P19" style:family="paragraph">
      <style:paragraph-properties fo:margin-left="1.2cm" fo:margin-right="0cm" text:enable-numbering="false" fo:text-indent="-0.9cm"/>
      <style:text-properties fo:font-size="20pt" fo:font-weight="bold"/>
    </style:style>
    <style:style style:name="P20" style:family="paragraph">
      <style:paragraph-properties fo:margin-left="6cm" fo:margin-right="0cm" text:enable-numbering="false" fo:text-indent="-0.6cm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text-properties fo:font-size="16pt" fo:font-style="italic" fo:font-weight="bold"/>
    </style:style>
    <style:style style:name="P23" style:family="paragraph">
      <style:text-properties fo:color="#ccccff" fo:font-size="16pt" fo:font-style="italic" fo:font-weight="bold"/>
    </style:style>
    <style:style style:name="P24" style:family="paragraph">
      <style:paragraph-properties fo:margin-left="7.2cm" fo:margin-right="0cm" text:enable-numbering="false" fo:text-indent="-0.6cm"/>
    </style:style>
    <style:style style:name="P25" style:family="paragraph">
      <style:paragraph-properties fo:margin-left="3.6cm" fo:margin-right="0cm" text:enable-numbering="true" fo:text-indent="-0.6cm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1.2cm" fo:margin-right="0cm" fo:text-indent="-0.9cm"/>
      <style:text-properties fo:font-size="22pt"/>
    </style:style>
    <style:style style:name="P28" style:family="paragraph">
      <style:paragraph-properties fo:margin-left="1.2cm" fo:margin-right="0cm" text:enable-numbering="false" fo:text-indent="-0.9cm"/>
      <style:text-properties fo:font-size="20pt"/>
    </style:style>
    <style:style style:name="P29" style:family="paragraph">
      <style:paragraph-properties fo:margin-left="1.2cm" fo:margin-right="0cm" text:enable-numbering="false" fo:text-indent="-0.9cm"/>
      <style:text-properties fo:font-size="18pt" fo:font-weight="bold"/>
    </style:style>
    <style:style style:name="P30" style:family="paragraph">
      <style:paragraph-properties fo:margin-left="8.4cm" fo:margin-right="0cm" text:enable-numbering="false" fo:text-indent="-0.6cm"/>
    </style:style>
    <style:style style:name="P31" style:family="paragraph">
      <style:paragraph-properties fo:margin-left="9.6cm" fo:margin-right="0cm" text:enable-numbering="false" fo:text-indent="-0.6cm"/>
    </style:style>
    <style:style style:name="P32" style:family="paragraph">
      <style:paragraph-properties fo:margin-left="8.4cm" fo:margin-right="0cm" text:enable-numbering="false" fo:text-indent="-0.6cm"/>
      <style:text-properties fo:font-size="18pt" fo:font-weight="bold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font-size="24pt"/>
    </style:style>
    <style:style style:name="T7" style:family="text">
      <style:text-properties fo:color="#ffffff" fo:font-size="20pt" fo:font-weight="bold"/>
    </style:style>
    <style:style style:name="T8" style:family="text">
      <style:text-properties fo:color="#ffff00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23ff23" fo:font-size="20pt" fo:font-style="italic" fo:font-weight="bold"/>
    </style:style>
    <style:style style:name="T11" style:family="text">
      <style:text-properties fo:color="#3deb3d" fo:font-size="20pt" fo:font-weight="bold"/>
    </style:style>
    <style:style style:name="T12" style:family="text">
      <style:text-properties fo:color="#ccccff" fo:font-size="20pt" fo:font-weight="bold"/>
    </style:style>
    <style:style style:name="T13" style:family="text">
      <style:text-properties fo:color="#23ff23" fo:font-size="20pt" fo:font-weight="bold"/>
    </style:style>
    <style:style style:name="T14" style:family="text">
      <style:text-properties fo:color="#e6ff00" fo:font-size="20pt" fo:font-weight="bold"/>
    </style:style>
    <style:style style:name="T15" style:family="text">
      <style:text-properties fo:color="#ccccff"/>
    </style:style>
    <style:style style:name="T16" style:family="text">
      <style:text-properties fo:font-style="italic"/>
    </style:style>
    <style:style style:name="T17" style:family="text">
      <style:text-properties fo:font-size="16pt" fo:font-style="italic" fo:font-weight="bold"/>
    </style:style>
    <style:style style:name="T18" style:family="text">
      <style:text-properties fo:color="#ccccff" fo:font-size="16pt" fo:font-style="italic" fo:font-weight="bold"/>
    </style:style>
    <style:style style:name="T19" style:family="text">
      <style:text-properties fo:color="#ffffff" fo:font-style="italic"/>
    </style:style>
    <style:style style:name="T20" style:family="text">
      <style:text-properties fo:color="#ccccff" fo:font-weight="bold"/>
    </style:style>
    <style:style style:name="T21" style:family="text">
      <style:text-properties fo:font-size="24pt" fo:font-weight="normal"/>
    </style:style>
    <style:style style:name="T22" style:family="text">
      <style:text-properties fo:font-weight="bold"/>
    </style:style>
    <style:style style:name="T23" style:family="text">
      <style:text-properties fo:color="#3deb3d" fo:font-weight="bold"/>
    </style:style>
    <style:style style:name="T24" style:family="text">
      <style:text-properties fo:color="#3deb3d"/>
    </style:style>
    <style:style style:name="T25" style:family="text">
      <style:text-properties fo:color="#ffff00" fo:font-weight="bold"/>
    </style:style>
    <style:style style:name="T26" style:family="text">
      <style:text-properties fo:color="#23ff23" fo:font-style="italic"/>
    </style:style>
    <style:style style:name="T27" style:family="text">
      <style:text-properties fo:color="#23ff23"/>
    </style:style>
    <style:style style:name="T28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9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0" style:family="text">
      <style:text-properties fo:color="#ffffff"/>
    </style:style>
    <style:style style:name="T31" style:family="text">
      <style:text-properties fo:font-size="22pt"/>
    </style:style>
    <style:style style:name="T32" style:family="text">
      <style:text-properties fo:color="#ffff00" fo:font-size="22pt"/>
    </style:style>
    <style:style style:name="T33" style:family="text">
      <style:text-properties fo:color="#ccccff" fo:font-size="24pt"/>
    </style:style>
    <style:style style:name="T34" style:family="text">
      <style:text-properties fo:color="#3deb3d" fo:font-size="24pt" fo:font-style="italic"/>
    </style:style>
    <style:style style:name="T35" style:family="text">
      <style:text-properties fo:color="#ffffff" fo:font-size="26pt"/>
    </style:style>
    <style:style style:name="T36" style:family="text">
      <style:text-properties fo:color="#ffff00" fo:font-size="26pt"/>
    </style:style>
    <style:style style:name="T37" style:family="text">
      <style:text-properties fo:color="#3deb3d" fo:font-size="20pt" fo:font-style="italic" fo:font-weight="bold"/>
    </style:style>
    <style:style style:name="T38" style:family="text">
      <style:text-properties fo:font-size="26pt"/>
    </style:style>
    <style:style style:name="T39" style:family="text">
      <style:text-properties fo:font-size="20pt"/>
    </style:style>
    <style:style style:name="T40" style:family="text">
      <style:text-properties fo:color="#ccccff" fo:font-size="18pt" fo:font-weight="bold"/>
    </style:style>
    <style:style style:name="T41" style:family="text">
      <style:text-properties fo:font-size="18pt" fo:font-weight="bold"/>
    </style:style>
    <style:style style:name="T42" style:family="text">
      <style:text-properties fo:color="#3deb3d" fo:font-size="18pt" fo:font-style="italic" fo:font-weight="bold"/>
    </style:style>
    <style:style style:name="T43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7.8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3.4-3.8</presentation:footer-decl>
      <presentation:footer-decl presentation:name="ftr2">CMPTxxxx</presentation:footer-decl>
      <presentation:date-time-decl presentation:name="dtd1" presentation:source="fixed">26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3.4-3.8: Repetition (Loops)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6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587cm" svg:height="0.971cm" svg:x="17.13cm" svg:y="19.292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  <text:p text:style-name="P5"><text:span text:style-name="T3">2) </text:span><text:span text:style-name="T4">quiz </text:span><text:span text:style-name="T3">today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Clarification on Lab2 #3.45:</text:p>
              </text:list-item>
            </text:list>
            <text:list text:style-name="L3">
              <text:list-item>
                <text:list>
                  <text:list-item>
                    <text:p text:style-name="P9">You may require the user to input in whatever format suits yo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You should allow the user to choose an output format from the three formats show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3.1-3.3</text:p>
          </draw:text-box>
        </draw:frame>
        <draw:frame presentation:style-name="pr5" draw:text-style-name="P8" draw:layer="layout" svg:width="25.199cm" svg:height="14.929cm" svg:x="1.4cm" svg:y="4.507cm" presentation:class="outline" presentation:user-transformed="true">
          <draw:text-box>
            <text:list text:style-name="L3">
              <text:list-item>
                <text:p text:style-name="P8">Statement <text:span text:style-name="T5">sequences</text:span>; use of semicolon (;)</text:p>
              </text:list-item>
            </text:list>
            <text:list text:style-name="L3">
              <text:list-item>
                <text:p text:style-name="P8">Forms of the <text:span text:style-name="T5">IF</text:span> statement:</text:p>
              </text:list-item>
            </text:list>
            <text:list text:style-name="L3">
              <text:list-item>
                <text:list>
                  <text:list-item>
                    <text:p text:style-name="P9">IF – THEN – 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F – THEN – ELSE – 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F – THEN – ELSIF – THEN – ELSE – END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Boolean</text:span> expressions:</text:p>
              </text:list-item>
            </text:list>
            <text:list text:style-name="L3">
              <text:list-item>
                <text:list>
                  <text:list-item>
                    <text:p text:style-name="P9">=, &lt;, &gt;, &lt;=, &gt;=, &lt;&gt; (#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ND (&amp;), OR, NOT (~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eced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hortcut</text:span> semantic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 ch3 <text:span text:style-name="T6">(# questions, 20 marks, 10 minutes)</text:span></text:p>
          </draw:text-box>
        </draw:frame>
        <draw:frame presentation:style-name="pr5" draw:text-style-name="P13" draw:layer="layout" svg:width="25.199cm" svg:height="14.877cm" svg:x="1.4cm" svg:y="4.107cm" presentation:class="outline" presentation:user-transformed="true">
          <draw:text-box>
            <text:list text:style-name="L3">
              <text:list-item>
                <text:p text:style-name="P8"><text:span text:style-name="T7">(8pts) </text:span><text:span text:style-name="T8">Evaluate</text:span><text:span text:style-name="T9"> the following Boolean expressions, or if they give an error, indicate </text:span><text:span text:style-name="T8">why</text:span><text:span text:style-name="T9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(3 + 5 &lt; 9) AND (14 MOD 3 =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7/3 = 2 <text:s text:c="2"/>OR <text:s text:c="3"/>5&gt;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(6 &lt; 4) &amp; (2 / (4 – 4) = 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~ 12 # 4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(3pts) What is </text:span><text:span text:style-name="T8">wrong</text:span><text:span text:style-name="T9"> with this loop? <text:s/>How would you </text:span><text:span text:style-name="T8">fix</text:span><text:span text:style-name="T9"> i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REPE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counter := 9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0">statement sequenc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counter := counter –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UNTIL counter &lt; 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9">(9pts) Write a </text:span><text:span text:style-name="T8">program</text:span><text:span text:style-name="T9"> to convert inches to centimetres or vice versa, depending on user input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3 answers (#1-2)</text:p>
          </draw:text-box>
        </draw:frame>
        <draw:frame presentation:style-name="pr7" draw:text-style-name="P13" draw:layer="layout" svg:width="17.315cm" svg:height="6.623cm" svg:x="1.1cm" svg:y="4.807cm" presentation:class="outline" presentation:user-transformed="true">
          <draw:text-box>
            <text:list text:style-name="L3">
              <text:list-item>
                <text:p text:style-name="P8"><text:span text:style-name="T8">Evaluate</text:span><text:span text:style-name="T9"> the following Boolean expressions, or if they give an error, indicate </text:span><text:span text:style-name="T8">why</text:span><text:span text:style-name="T9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(3 + 5 &lt; 9) AND (14 MOD 3 =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7/3 = 2 <text:s text:c="2"/>OR <text:s text:c="3"/>5&gt;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(6 &lt; 4) &amp; (2 / (4 – 4) = 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~ 12 # 4</text:span></text:p>
                  </text:list-item>
                </text:list>
              </text:list-item>
            </text:list>
          </draw:text-box>
        </draw:frame>
        <draw:frame presentation:style-name="pr8" draw:text-style-name="P13" draw:id="id12" draw:layer="layout" svg:width="24.934cm" svg:height="7.01cm" svg:x="1.101cm" svg:y="12.065cm" presentation:class="outline" presentation:user-transformed="true">
          <draw:text-box>
            <text:list text:style-name="L3">
              <text:list-item>
                <text:p text:style-name="P8"><text:span text:style-name="T9">What is </text:span><text:span text:style-name="T8">wrong</text:span><text:span text:style-name="T9"> with this loop? <text:s/>How would you </text:span><text:span text:style-name="T8">fix</text:span><text:span text:style-name="T9"> it? (3pts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REPE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counter := 9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0">statement sequenc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counter := counter –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UNTIL counter &lt; 0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6" draw:id="id6" draw:layer="layout" svg:width="12.065cm" svg:height="6.623cm" svg:x="15.075cm" svg:y="4.808cm" presentation:class="outline" presentation:user-transformed="true">
          <draw:text-box>
            <text:list text:style-name="L3">
              <text:list-item>
                <text:p text:id="id7" text:style-name="P14"><text:span text:style-name="T8"><text:line-break/></text:span><text:span text:style-name="T8"><text:tab/></text:span><text:span text:style-name="T8"><text:tab/></text:span><text:span text:style-name="T8"><text:tab/></text:span><text:span text:style-name="T8">(2pts each)</text:span></text:p>
              </text:list-item>
            </text:list>
            <text:list text:style-name="L3">
              <text:list-item>
                <text:list>
                  <text:list-item>
                    <text:p text:id="id8" text:style-name="P15"><text:span text:style-name="T8">TR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5"><text:span text:style-name="T8">incorrect operands: </text:span><text:span text:style-name="T11">2 OR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5"><text:span text:style-name="T8">FALSE </text:span><text:span text:style-name="T12">(no divide-by-0 er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5"><text:span text:style-name="T8">incorrect operands: </text:span><text:span text:style-name="T13">NOT 12</text:span></text:p>
                  </text:list-item>
                </text:list>
              </text:list-item>
            </text:list>
          </draw:text-box>
        </draw:frame>
        <draw:g draw:id="id13">
          <draw:ellipse draw:style-name="gr4" draw:text-style-name="P17" draw:id="id1" draw:layer="layout" svg:width="5.715cm" svg:height="1.27cm" svg:x="4.88cm" svg:y="14.305cm">
            <text:p text:style-name="P1"/>
          </draw:ellipse>
          <draw:connector draw:style-name="gr5" draw:text-style-name="P17" draw:layer="layout" draw:type="curve" draw:line-skew="-0.119cm" svg:x1="10.595cm" svg:y1="14.94cm" svg:x2="7.069cm" svg:y2="13.105cm" draw:start-shape="id1" draw:start-glue-point="1">
            <text:p text:style-name="P1"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6" anim:sub-item="background" smil:attributeName="visibility" smil:to="visible"/>
                  <anim:transitionFilter smil:dur="0.5s" smil:targetElement="id6" anim:sub-item="background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3 answers (#3, p.1/3)</text:p>
          </draw:text-box>
        </draw:frame>
        <draw:frame presentation:style-name="pr5" draw:text-style-name="P13" draw:layer="layout" svg:width="25.199cm" svg:height="14.349cm" svg:x="1.2cm" svg:y="4.307cm" presentation:class="outline" presentation:user-transformed="true">
          <draw:text-box>
            <text:list text:style-name="L3">
              <text:list-item>
                <text:p text:style-name="P8"><text:span text:style-name="T9">Write a </text:span><text:span text:style-name="T8">program</text:span><text:span text:style-name="T9"> to convert inches to centimetres or vice versa, depending on user input.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MODULE</text:span><text:span text:style-name="T9"> InchToCm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FROM</text:span><text:span text:style-name="T9"> STextIO </text:span><text:span text:style-name="T12">IM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, WriteLn, SkipLine, ReadCha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FROM</text:span><text:span text:style-name="T9"> SRealIO </text:span><text:span text:style-name="T12">IM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ReadReal, WriteFixed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CON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cmInAnInch = </text:span><text:span text:style-name="T14">2.54</text:span><text:span text:style-name="T9">;</text:span><text:span text:style-name="T9"><text:tab/></text:span><text:span text:style-name="T9"><text:tab/></text:span><text:span text:style-name="T9"><text:tab/></text:span><text:span text:style-name="T10">(* conversion factor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inputLength : REAL;</text:span><text:span text:style-name="T9"><text:tab/></text:span><text:span text:style-name="T9"><text:tab/></text:span><text:span text:style-name="T9"><text:tab/></text:span><text:span text:style-name="T10">(* input from user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inputIsCm : CHAR;</text:span><text:span text:style-name="T9"><text:tab/></text:span><text:span text:style-name="T9"><text:tab/></text:span><text:span text:style-name="T9"><text:tab/></text:span><text:span text:style-name="T9"><text:tab/></text:span><text:span text:style-name="T10">(* kbd response from user *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3 answers (#3, p.2/3)</text:p>
          </draw:text-box>
        </draw:frame>
        <draw:frame presentation:style-name="pr5" draw:text-style-name="P19" draw:layer="layout" svg:width="25.199cm" svg:height="14.267cm" svg:x="1.2cm" svg:y="4.3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12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 (</text:span><text:span text:style-name="T14">“This program converts between inches ”</text:span><text:span text:style-name="T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 (</text:span><text:span text:style-name="T14">“and centimetres.”</text:span><text:span text:style-name="T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 (</text:span><text:span text:style-name="T14">“Please enter a length (without the units): ”</text:span><text:span text:style-name="T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ReadReal (inputLength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SkipLin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 (</text:span><text:span text:style-name="T14">“By default, inches are assumed.”</text:span><text:span text:style-name="T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 (</text:span><text:span text:style-name="T14">“Type 'c' if this length is in cm instead: </text:span><text:span text:style-name="T9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ReadChar (inputIsCm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SkipLine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3 answers (#3, p.3/3)</text:p>
          </draw:text-box>
        </draw:frame>
        <draw:frame presentation:style-name="pr5" draw:text-style-name="P19" draw:layer="layout" svg:width="25.199cm" svg:height="14.267cm" svg:x="1.2cm" svg:y="4.3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Fixed (inputLength, 2, 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IF</text:span><text:span text:style-name="T9"> inputIsCm = </text:span><text:span text:style-name="T14">'c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THE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(* convert cm =&gt; in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9">WriteString (</text:span><text:span text:style-name="T14">“cm =”</text:span><text:span text:style-name="T9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9">WriteFixed (inputLength / cmInAnInch, 2, 0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9">WriteString (</text:span><text:span text:style-name="T14">“in”</text:span><text:span text:style-name="T9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ELS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(* convert in =&gt; cm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9">WriteString (</text:span><text:span text:style-name="T14">“in =”</text:span><text:span text:style-name="T9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9">WriteFixed (inputLength * cmInAnInch, 2, 0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9">WriteString (</text:span><text:span text:style-name="T14">“cm”</text:span><text:span text:style-name="T9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END</text:span><text:span text:style-name="T9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String(</text:span><text:span text:style-name="T14">“. <text:s/>Have a nice day!”</text:span><text:span text:style-name="T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END InchToCm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3.4-3.8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Loops</text:span>: <text:span text:style-name="T15">WHILE</text:span>, <text:span text:style-name="T15">REPEAT</text:span></text:p>
              </text:list-item>
            </text:list>
            <text:list text:style-name="L3">
              <text:list-item>
                <text:p text:style-name="P8"><text:span text:style-name="T5">Sentinel</text:span> variables</text:p>
              </text:list-item>
            </text:list>
            <text:list text:style-name="L3">
              <text:list-item>
                <text:p text:style-name="P8">Loop <text:span text:style-name="T5">counters</text:span></text:p>
              </text:list-item>
            </text:list>
            <text:list text:style-name="L3">
              <text:list-item>
                <text:p text:style-name="P8">Using mathematical <text:span text:style-name="T5">closed forms</text:span> instead of loops</text:p>
              </text:list-item>
            </text:list>
            <text:list text:style-name="L3">
              <text:list-item>
                <text:p text:style-name="P8">An example of problem-solving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tub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sing <text:span text:style-name="T5">ReadResult</text:span>() to test the previous Read oper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3">
              <text:list-item>
                <text:p text:style-name="P14"><text:span text:style-name="T15">WHILE</text:span> <text:span text:style-name="T16">con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6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END;</text:span></text:p>
                  </text:list-item>
                </text:list>
              </text:list-item>
            </text:list>
            <text:list text:style-name="L3">
              <text:list-item>
                <text:p text:style-name="P12">As with IF, <text:span text:style-name="T16">condition</text:span> is a <text:span text:style-name="T5">Boolean expression</text:span>:</text:p>
              </text:list-item>
            </text:list>
            <text:list text:style-name="L3">
              <text:list-item>
                <text:list>
                  <text:list-item>
                    <text:p text:style-name="P21">It is evaluated <text:span text:style-name="T5">once</text:span> before entering the loop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And <text:span text:style-name="T5">re-evaluated</text:span> each time through the loop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Top-of-loop testing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Statement sequence</text:span> is run only if <text:span text:style-name="T16">condition</text:span> evaluates to <text:span text:style-name="T15">TRUE</text:span></text:p>
              </text:list-item>
            </text:list>
          </draw:text-box>
        </draw:frame>
        <draw:g>
          <draw:circle draw:style-name="gr6" draw:text-style-name="P17" draw:id="id3" draw:layer="layout" svg:width="0.635cm" svg:height="0.635cm" svg:x="19.825cm" svg:y="3.54cm">
            <text:p text:style-name="P1"/>
          </draw:circle>
          <draw:circle draw:style-name="gr6" draw:text-style-name="P17" draw:id="id2" draw:layer="layout" svg:width="0.635cm" svg:height="0.635cm" svg:x="23.533cm" svg:y="6.73cm">
            <text:p text:style-name="P1"/>
          </draw:circle>
          <draw:connector draw:style-name="gr7" draw:text-style-name="P17" draw:layer="layout" draw:type="curve" svg:x1="24.168cm" svg:y1="7.047cm" svg:x2="20.46cm" svg:y2="3.857cm" draw:start-shape="id2" draw:start-glue-point="1" draw:end-shape="id3" draw:end-glue-point="1">
            <text:p text:style-name="P1"/>
          </draw:connector>
          <draw:connector draw:style-name="gr7" draw:text-style-name="P17" draw:layer="layout" draw:type="curve" svg:x1="20.142cm" svg:y1="4.175cm" svg:x2="23.533cm" svg:y2="7.047cm" draw:start-shape="id3" draw:start-glue-point="2" draw:end-shape="id2" draw:end-glue-point="3">
            <text:p text:style-name="P1"/>
          </draw:connector>
          <draw:connector draw:style-name="gr7" draw:text-style-name="P17" draw:layer="layout" draw:type="line" svg:x1="20.142cm" svg:y1="4.175cm" svg:x2="20.149cm" svg:y2="9.261cm" draw:start-shape="id3" draw:start-glue-point="2">
            <text:p text:style-name="P1"/>
          </draw:connector>
          <draw:connector draw:style-name="gr7" draw:text-style-name="P17" draw:layer="layout" draw:type="line" svg:x1="20.191cm" svg:y1="1.781cm" svg:x2="20.142cm" svg:y2="3.54cm" draw:end-shape="id3" draw:end-glue-point="0">
            <text:p text:style-name="P1"/>
          </draw:connector>
          <draw:frame draw:style-name="gr1" draw:text-style-name="P22" draw:layer="layout" svg:width="3.152cm" svg:height="0.89cm" svg:x="16.48cm" svg:y="3.291cm">
            <draw:text-box>
              <text:p text:style-name="P1"><text:span text:style-name="T17">condition</text:span></text:p>
            </draw:text-box>
          </draw:frame>
          <draw:frame draw:style-name="gr1" draw:text-style-name="P22" draw:layer="layout" svg:width="3.114cm" svg:height="0.89cm" svg:x="22.286cm" svg:y="7.365cm">
            <draw:text-box>
              <text:p text:style-name="P1"><text:span text:style-name="T17">sequence</text:span></text:p>
            </draw:text-box>
          </draw:frame>
          <draw:frame draw:style-name="gr1" draw:text-style-name="P23" draw:layer="layout" svg:width="2.242cm" svg:height="0.89cm" svg:x="17.98cm" svg:y="6.115cm">
            <draw:text-box>
              <text:p text:style-name="P1"><text:span text:style-name="T18">FALSE</text:span></text:p>
            </draw:text-box>
          </draw:frame>
          <draw:frame draw:style-name="gr1" draw:text-style-name="P23" draw:layer="layout" svg:width="2.034cm" svg:height="0.89cm" svg:x="20.326cm" svg:y="4.98cm">
            <draw:text-box>
              <text:p text:style-name="P1"><text:span text:style-name="T18">TRUE</text:span></text:p>
            </draw:text-box>
          </draw:fram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PEAT loops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4"><text:span text:style-name="T15">REPEA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statement sequence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5">UNTIL </text:span><text:span text:style-name="T19">condition</text:span><text:span text:style-name="T15">;</text:span></text:p>
              </text:list-item>
            </text:list>
            <text:list text:style-name="L3">
              <text:list-item>
                <text:p text:style-name="P14"><text:span text:style-name="T15"/></text:p>
              </text:list-item>
            </text:list>
            <text:list text:style-name="L3">
              <text:list-item>
                <text:p text:style-name="P12">As with <text:span text:style-name="T15">WHILE</text:span>, <text:span text:style-name="T16">condition</text:span> is a <text:span text:style-name="T5">Boolean expression</text:span>:</text:p>
              </text:list-item>
            </text:list>
            <text:list text:style-name="L3">
              <text:list-item>
                <text:list>
                  <text:list-item>
                    <text:p text:style-name="P21">It is evaluated each time through the loop, <text:span text:style-name="T5">after</text:span> the <text:span text:style-name="T16">statement sequence</text:span> is execu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Bottom-of-loop testing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Statement sequence</text:span> is run as long as <text:span text:style-name="T16">condition</text:span> evaluates to <text:span text:style-name="T15">FALSE</text:span></text:p>
              </text:list-item>
            </text:list>
          </draw:text-box>
        </draw:frame>
        <draw:g>
          <draw:circle draw:style-name="gr6" draw:text-style-name="P17" draw:id="id5" draw:layer="layout" svg:width="0.635cm" svg:height="0.635cm" svg:x="20.32cm" svg:y="3.875cm">
            <text:p text:style-name="P1"/>
          </draw:circle>
          <draw:circle draw:style-name="gr6" draw:text-style-name="P17" draw:id="id4" draw:layer="layout" svg:width="0.635cm" svg:height="0.635cm" svg:x="20.32cm" svg:y="7.05cm">
            <text:p text:style-name="P1"/>
          </draw:circle>
          <draw:connector draw:style-name="gr7" draw:text-style-name="P17" draw:layer="layout" draw:type="curve" draw:line-skew="1.155cm" svg:x1="20.955cm" svg:y1="7.367cm" svg:x2="20.955cm" svg:y2="4.192cm" draw:start-shape="id4" draw:start-glue-point="1" draw:end-shape="id5" draw:end-glue-point="1">
            <text:p text:style-name="P1"/>
          </draw:connector>
          <draw:connector draw:style-name="gr7" draw:text-style-name="P17" draw:layer="layout" draw:type="curve" svg:x1="20.637cm" svg:y1="4.51cm" svg:x2="20.637cm" svg:y2="7.05cm" draw:start-shape="id5" draw:start-glue-point="2" draw:end-shape="id4" draw:end-glue-point="0">
            <text:p text:style-name="P1"/>
          </draw:connector>
          <draw:connector draw:style-name="gr7" draw:text-style-name="P17" draw:layer="layout" draw:type="line" svg:x1="20.637cm" svg:y1="7.685cm" svg:x2="20.624cm" svg:y2="9.35cm" draw:start-shape="id4" draw:start-glue-point="2">
            <text:p text:style-name="P1"/>
          </draw:connector>
          <draw:connector draw:style-name="gr7" draw:text-style-name="P17" draw:layer="layout" draw:type="line" svg:x1="20.624cm" svg:y1="2.363cm" svg:x2="20.637cm" svg:y2="3.875cm" draw:end-shape="id5" draw:end-glue-point="0">
            <text:p text:style-name="P1"/>
          </draw:connector>
          <draw:frame draw:style-name="gr1" draw:text-style-name="P22" draw:layer="layout" svg:width="3.152cm" svg:height="0.89cm" svg:x="17.145cm" svg:y="7.05cm">
            <draw:text-box>
              <text:p text:style-name="P1"><text:span text:style-name="T17">condition</text:span></text:p>
            </draw:text-box>
          </draw:frame>
          <draw:frame draw:style-name="gr1" draw:text-style-name="P22" draw:layer="layout" svg:width="3.114cm" svg:height="0.89cm" svg:x="17.145cm" svg:y="3.875cm">
            <draw:text-box>
              <text:p text:style-name="P1"><text:span text:style-name="T17">sequence</text:span></text:p>
            </draw:text-box>
          </draw:frame>
          <draw:frame draw:style-name="gr1" draw:text-style-name="P23" draw:layer="layout" svg:width="2.242cm" svg:height="0.89cm" svg:x="22.523cm" svg:y="6.415cm">
            <draw:text-box>
              <text:p text:style-name="P1"><text:span text:style-name="T18">FALSE</text:span></text:p>
            </draw:text-box>
          </draw:frame>
          <draw:frame draw:style-name="gr1" draw:text-style-name="P23" draw:layer="layout" svg:width="2.034cm" svg:height="0.89cm" svg:x="20.52cm" svg:y="8.085cm">
            <draw:text-box>
              <text:p text:style-name="P1"><text:span text:style-name="T18">TRUE</text:span></text:p>
            </draw:text-box>
          </draw:fram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ntinel variables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A <text:span text:style-name="T5">sentinel</text:span> <text:span text:style-name="T5">variable</text:span> controls whether a loop continues: the loop only exits when the sentinel variable has a certain valu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0">REPE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WriteString (“Math quiz: 2+2=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ReadCard (answ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SkipLin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0">UNTIL</text:span><text:span text:style-name="T22"> </text:span><text:span text:style-name="T23">answer</text:span><text:span text:style-name="T22"> = </text:span><text:span text:style-name="T23">4</text:span><text:span text:style-name="T22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Sentinel variable is <text:span text:style-name="T24">ans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Sentinel value is <text:span text:style-name="T24">4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unting loops</text:p>
          </draw:text-box>
        </draw:frame>
        <draw:frame presentation:style-name="pr5" draw:text-style-name="P8" draw:layer="layout" svg:width="25.199cm" svg:height="14.3cm" svg:x="1.4cm" svg:y="4.507cm" presentation:class="outline" presentation:user-transformed="true">
          <draw:text-box>
            <text:list text:style-name="L3">
              <text:list-item>
                <text:p text:style-name="P8">A common form of loop uses a <text:span text:style-name="T5">counte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counter := 1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HILE</text:span> counter &lt;= max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0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22">sum := sum + counter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22">counter := counter + 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0">END</text:span><text:span text:style-name="T22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What if we need to <text:span text:style-name="T5">prematurely</text:span> exit this loop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HILE</text:span> counter &lt;= max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0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20">IF</text:span><text:span text:style-name="T22"> </text:span><text:span text:style-name="T23">NeedToExitLoopEarly</text:span><text:span text:style-name="T22"> </text:span><text:span text:style-name="T20">T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22">counter := </text:span><text:span text:style-name="T25">max + 1</text:span><text:span text:style-name="T22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20">END</text:span><text:span text:style-name="T22">; .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losed forms instead of loops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Sometimes with a bit of thought we can replace a loop with a single <text:span text:style-name="T5">mathematical equation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“</text:span><text:span text:style-name="T15">Work smarter, not harder”</text:span></text:p>
                  </text:list-item>
                </text:list>
              </text:list-item>
            </text:list>
            <text:list text:style-name="L3">
              <text:list-item>
                <text:p text:style-name="P12">Example: Add the first <text:span text:style-name="T26">n</text:span> integers &gt;0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sum := 0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counter := 1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HILE</text:span> counter &lt;= 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sum := sum + counter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counter := counter + 1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END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losed form solution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But observe the pattern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7">1</text:span> + <text:span text:style-name="T27">2</text:span> + <text:span text:style-name="T27">3</text:span> +<text:tab/><text:tab/><text:tab/><text:tab/>...<text:tab/><text:tab/><text:tab/>+ <text:span text:style-name="T27">(n-2)</text:span> + <text:span text:style-name="T27">(n-1)</text:span> + <text:span text:style-name="T27">n</text:span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8">Each pair makes <text:span text:style-name="T24">n+1</text:span>; there are <text:span text:style-name="T27">n/2</text:span> pairs:</text:p>
              </text:list-item>
            </text:list>
            <text:list text:style-name="L3">
              <text:list-item>
                <text:p text:style-name="P8">Closed form solut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8">sum := n * (n+1) / 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">(If </text:span><text:span text:style-name="T29">n</text:span><text:span text:style-name="T1"> is type </text:span><text:span text:style-name="T28">CARDINAL</text:span><text:span text:style-name="T1">, does the </text:span><text:span text:style-name="T29">/</text:span><text:span text:style-name="T1"> cause problems?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polyline draw:style-name="gr8" draw:text-style-name="P17" draw:layer="layout" svg:width="15.868cm" svg:height="18.941cm" draw:transform="rotate (-0.896052037974906) translate (17.361cm -3.857cm)" svg:viewBox="0 0 15869 18942" draw:points="0,17354 1984,18941 15868,1586 13884,0">
            <text:p text:style-name="P1"/>
          </draw:polyline>
          <draw:polyline draw:style-name="gr8" draw:text-style-name="P17" draw:layer="layout" svg:width="15.073cm" svg:height="12.596cm" draw:transform="rotate (-0.674918821747267) translate (12.655cm -1.688cm)" svg:viewBox="0 0 15074 12597" draw:points="0,11108 1191,12596 15073,1485 13881,0">
            <text:p text:style-name="P1"/>
          </draw:polyline>
          <draw:polyline draw:style-name="gr8" draw:text-style-name="P17" draw:layer="layout" svg:width="8.528cm" svg:height="10.215cm" draw:transform="rotate (-0.896052037974906) translate (14.977cm 1.1cm)" svg:viewBox="0 0 8529 10216" draw:points="0,9421 991,10215 8528,794 7537,0">
            <text:p text:style-name="P1"/>
          </draw:polylin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Task</text:span>: Translate characters into <text:span text:style-name="T5">ROT13</text:span> one line at a time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OT13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Treat each <text:span text:style-name="T5">letter</text:span> A-Z as a <text:span text:style-name="T5">number</text:span> between 1-26,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Add <text:span text:style-name="T5">13</text:span> to the number and wrap-around if necessar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Convert back to a <text:span text:style-name="T5">let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Preserve <text:span text:style-name="T5">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0">Leave all non-letter characters alo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.g., ROT13 ('a') = 'n', ROT13 ('P') = 'C',<text:line-break/>ROT13 ('#') = '#'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Input</text:span>:</text:p>
              </text:list-item>
            </text:list>
            <text:list text:style-name="L3">
              <text:list-item>
                <text:list>
                  <text:list-item>
                    <text:p text:style-name="P9">A sequence of <text:span text:style-name="T5">letters</text:span>, ending with a newline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Computation</text:span>:</text:p>
              </text:list-item>
            </text:list>
            <text:list text:style-name="L3">
              <text:list-item>
                <text:list>
                  <text:list-item>
                    <text:p text:style-name="P9">Convert letter to <text:span text:style-name="T5">numerical</text:span> fo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dd <text:span text:style-name="T5">13</text:span> and wrap-around if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rt back to <text:span text:style-name="T5">letter</text:span> form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Output</text:span>:</text:p>
              </text:list-item>
            </text:list>
            <text:list text:style-name="L3">
              <text:list-item>
                <text:list>
                  <text:list-item>
                    <text:p text:style-name="P9">Print <text:span text:style-name="T5">ROT13</text:span>'d character to scree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convert letters to numbers</text:p>
          </draw:text-box>
        </draw:frame>
        <draw:frame presentation:style-name="pr5" draw:text-style-name="P8" draw:layer="layout" svg:width="25.199cm" svg:height="14.449cm" svg:x="1.4cm" svg:y="4.507cm" presentation:class="outline" presentation:user-transformed="true">
          <draw:text-box>
            <text:list text:style-name="L3">
              <text:list-item>
                <text:p text:style-name="P8">How do we convert from a letter character to a <text:span text:style-name="T5">numerical</text:span> code?</text:p>
              </text:list-item>
            </text:list>
            <text:list text:style-name="L3">
              <text:list-item>
                <text:list>
                  <text:list-item>
                    <text:p text:style-name="P9">Try VAL (CARDINAL, char1): <text:span text:style-name="T5">testbed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ReadChar (char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riteString (“The numerical ASCII code for 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riteChar (char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riteString (“ is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riteCard (VAL (CARDINAL, char1), 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30">ASCII codes: 'A' = </text:span><text:span text:style-name="T5">65</text:span><text:span text:style-name="T30">, 'Z' = </text:span><text:span text:style-name="T5">90</text:span><text:span text:style-name="T30">, 'a' = </text:span><text:span text:style-name="T5">97</text:span><text:span text:style-name="T30">, 'z' = </text:span><text:span text:style-name="T5">122</text:span></text:p>
              </text:list-item>
            </text:list>
            <text:list text:style-name="L3">
              <text:list-item>
                <text:p text:style-name="P12"><text:span text:style-name="T30">Convert back with VAL (CHAR, card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5" draw:text-style-name="P27" draw:layer="layout" svg:width="25.199cm" svg:height="14.645cm" svg:x="1.4cm" svg:y="4.507cm" presentation:class="outline" presentation:user-transformed="true">
          <draw:text-box>
            <text:list text:style-name="L3">
              <text:list-item>
                <text:p text:style-name="P8"><text:span text:style-name="T31">Print </text:span><text:span text:style-name="T32">intro</text:span><text:span text:style-name="T31"> to the user</text:span></text:p>
              </text:list-item>
            </text:list>
            <text:list text:style-name="L3">
              <text:list-item>
                <text:p text:style-name="P8"><text:span text:style-name="T32">Repeat</text:span><text:span text:style-name="T31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2">Read</text:span><text:span text:style-name="T31"> a character the user typ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Convert to </text:span><text:span text:style-name="T32">ASCII</text:span><text:span text:style-name="T31"> numerical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If character is an </text:span><text:span text:style-name="T32">uppercase</text:span><text:span text:style-name="T31"> letter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1">Add </text:span><text:span text:style-name="T32">13</text:span><text:span text:style-name="T31"> to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1">If code is now beyond 'Z', subtract 26 (</text:span><text:span text:style-name="T32">wrap-around</text:span><text:span text:style-name="T31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Else if character is a </text:span><text:span text:style-name="T32">lowercase</text:span><text:span text:style-name="T31"> letter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1">Add </text:span><text:span text:style-name="T32">13</text:span><text:span text:style-name="T31"> to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1">If code is now beyond 'z', subtract 26 (</text:span><text:span text:style-name="T32">wrap-around</text:span><text:span text:style-name="T31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Convert numerical code back to </text:span><text:span text:style-name="T32">character</text:span><text:span text:style-name="T31"> and prin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2">Until</text:span><text:span text:style-name="T31"> current character is </text:span><text:span text:style-name="T32">newli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to test if upper/lower case?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Our pseudocode involves a test if the character is an uppercase letter or lowercase letter</text:p>
              </text:list-item>
            </text:list>
            <text:list text:style-name="L3">
              <text:list-item>
                <text:p text:style-name="P8">How to do that?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ascii := VAL (CARDINAL, c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3">IF</text:span><text:span text:style-name="T6"> (ascii &gt;= VAL (CARDINAL, 'A')) </text:span><text:span text:style-name="T33">A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(ascii &lt;= VAL (CARDINAL, 'Z')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3">TH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34">(* uppercas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Stub program pseudocode</text:p>
          </draw:text-box>
        </draw:frame>
        <draw:frame presentation:style-name="pr5" draw:text-style-name="P2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32">Repeat</text:span><text:span text:style-name="T31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2">Read</text:span><text:span text:style-name="T31"> a character the user typ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Convert to </text:span><text:span text:style-name="T32">ASCII</text:span><text:span text:style-name="T31"> numerical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Convert back to charac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1">Print ASCII code and converted characte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2">Until</text:span><text:span text:style-name="T31"> current character is </text:span><text:span text:style-name="T32">newline</text:span><text:span text:style-name="T32"><text:line-break/></text:span><text:span text:style-name="T32"><text:line-break/></text:span><text:span text:style-name="T32"/></text:p>
              </text:list-item>
            </text:list>
            <text:list text:style-name="L3">
              <text:list-item>
                <text:p text:style-name="P8"><text:span text:style-name="T35">This </text:span><text:span text:style-name="T36">stub</text:span><text:span text:style-name="T35"> program allows us to test the char&lt;-&gt;ASCII </text:span><text:span text:style-name="T36">conversion</text:span><text:span text:style-name="T35"> process and the interactive </text:span><text:span text:style-name="T36">keyboard</text:span><text:span text:style-name="T35"> reading</text:span></text:p>
              </text:list-item>
            </text:list>
            <text:list text:style-name="L3">
              <text:list-item>
                <text:p text:style-name="P8"><text:span text:style-name="T35">Tackle the </text:span><text:span text:style-name="T36">ROT13</text:span><text:span text:style-name="T35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1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Stub program code</text:p>
          </draw:text-box>
        </draw:frame>
        <draw:frame presentation:style-name="pr5" draw:text-style-name="P19" draw:layer="layout" svg:width="25.199cm" svg:height="15.429cm" svg:x="1.4cm" svg:y="4.507cm" presentation:class="outline" presentation:user-transformed="true">
          <draw:text-box>
            <text:list text:style-name="L3">
              <text:list-item>
                <text:p text:style-name="P14"><text:span text:style-name="T12">MODULE</text:span><text:span text:style-name="T9"> Rot13Stub;</text:span></text:p>
              </text:list-item>
            </text:list>
            <text:list text:style-name="L3">
              <text:list-item>
                <text:p text:style-name="P14"><text:span text:style-name="T9"/></text:p>
              </text:list-item>
            </text:list>
            <text:list text:style-name="L3">
              <text:list-item>
                <text:p text:style-name="P14"><text:span text:style-name="T12">FROM</text:span><text:span text:style-name="T9"> STextIO </text:span><text:span text:style-name="T12">IMPOR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ReadChar, WriteChar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2">FROM</text:span><text:span text:style-name="T9"> SWholeIO </text:span><text:span text:style-name="T12">IMPOR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WriteCard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2">FROM</text:span><text:span text:style-name="T9"> SIOResult </text:span><text:span text:style-name="T12">IMPORT</text:span><text:span text:style-name="T12"><text:tab/></text:span><text:span text:style-name="T12"><text:tab/></text:span><text:span text:style-name="T37">(* needed to test for newline *)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ReadResult, ReadResult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2">VA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ch : </text:span><text:span text:style-name="T12">CHAR</text:span><text:span text:style-name="T9">;</text:span><text:span text:style-name="T9"><text:tab/></text:span><text:span text:style-name="T9"><text:tab/></text:span><text:span text:style-name="T9"><text:tab/></text:span><text:span text:style-name="T9"><text:tab/></text:span><text:span text:style-name="T37">(* user input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scii : </text:span><text:span text:style-name="T12">CARDINAL</text:span><text:span text:style-name="T9">;</text:span><text:span text:style-name="T9"><text:tab/></text:span><text:span text:style-name="T9"><text:tab/></text:span><text:span text:style-name="T37">(* numerical code corresponding to ch *)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9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Stub program code, p.2</text:p>
          </draw:text-box>
        </draw:frame>
        <draw:frame presentation:style-name="pr5" draw:text-style-name="P28" draw:layer="layout" svg:width="25.199cm" svg:height="14.841cm" svg:x="1.4cm" svg:y="4.507cm" presentation:class="outline" presentation:user-transformed="true">
          <draw:text-box>
            <text:list text:style-name="L3">
              <text:list-item>
                <text:p text:style-name="P14"><text:span text:style-name="T12">BEGI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ReadChar (c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WHILE</text:span><text:span text:style-name="T9"> ReadResult() &lt;&gt; endOfLine</text:span><text:span text:style-name="T9"><text:tab/></text:span><text:span text:style-name="T37">(* Read until end of line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ascii := VAL (CARDINAL, 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WriteCard (ascii, 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WriteChar (VAL (CHAR, ascii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9">ReadChar (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END</text:span><text:span text:style-name="T9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12">END</text:span><text:span text:style-name="T9"> Rot13Stub.</text:span></text:p>
              </text:list-item>
            </text:list>
            <text:list text:style-name="L3">
              <text:list-item>
                <text:p text:style-name="P12"><text:span text:style-name="T38">Sample input: hiya&lt;newline&gt;</text:span></text:p>
              </text:list-item>
            </text:list>
            <text:list text:style-name="L3">
              <text:list-item>
                <text:p text:style-name="P12"><text:span text:style-name="T38">Sample output: “ 104h 105i 121y 97a”</text:span></text:p>
              </text:list-item>
            </text:list>
            <text:list text:style-name="L3">
              <text:list-item>
                <text:p text:style-name="P14"><text:span text:style-name="T39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3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Full program code</text:p>
          </draw:text-box>
        </draw:frame>
        <draw:frame presentation:style-name="pr5" draw:text-style-name="P29" draw:layer="layout" svg:width="25.199cm" svg:height="15.461cm" svg:x="1.4cm" svg:y="4.507cm" presentation:class="outline" presentation:user-transformed="true">
          <draw:text-box>
            <text:list text:style-name="L3">
              <text:list-item>
                <text:p text:style-name="P14"><text:span text:style-name="T40">MODULE</text:span><text:span text:style-name="T41"> Rot13;</text:span></text:p>
              </text:list-item>
            </text:list>
            <text:list text:style-name="L3">
              <text:list-item>
                <text:p text:style-name="P14"><text:span text:style-name="T40">FROM</text:span><text:span text:style-name="T41"> STextIO </text:span><text:span text:style-name="T40">IMPOR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ReadChar, WriteChar, SkipLine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40">FROM</text:span><text:span text:style-name="T41"> SIOResult </text:span><text:span text:style-name="T40">IMPOR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ReadResult, ReadResults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40">CONS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ASCIIA = VAL (CARDINAL, 'A');</text:span><text:span text:style-name="T41"><text:tab/></text:span><text:span text:style-name="T41"><text:tab/></text:span><text:span text:style-name="T42">(* ASCII code for 'A'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ASCIIZ = VAL (CARDINAL, 'Z'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ASCIIa = VAL (CARDINAL, 'a'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ASCIIz = VAL (CARDINAL, 'z')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40">VA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ch : </text:span><text:span text:style-name="T40">CHAR</text:span><text:span text:style-name="T41">;</text:span><text:span text:style-name="T41"><text:tab/></text:span><text:span text:style-name="T41"><text:tab/></text:span><text:span text:style-name="T41"><text:tab/></text:span><text:span text:style-name="T41"><text:tab/></text:span><text:span text:style-name="T42">(* user input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ascii : </text:span><text:span text:style-name="T40">CARDINAL</text:span><text:span text:style-name="T41">;</text:span><text:span text:style-name="T41"><text:tab/></text:span><text:span text:style-name="T41"><text:tab/></text:span><text:span text:style-name="T42">(* numerical code corresponding to ch *)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41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4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Full program code, p.2</text:p>
          </draw:text-box>
        </draw:frame>
        <draw:frame presentation:style-name="pr5" draw:text-style-name="P2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4"><text:span text:style-name="T40">BEGI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1">ReadChar (c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0">WHILE</text:span><text:span text:style-name="T41"> ReadResult() &lt;&gt; endOfLine</text:span><text:span text:style-name="T41"><text:tab/></text:span><text:span text:style-name="T41"><text:tab/></text:span><text:span text:style-name="T42">(* Read until end of line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0">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1">ascii := VAL (CARDINAL, 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0">IF</text:span><text:span text:style-name="T41"> (ascii &gt;= ASCIIA) </text:span><text:span text:style-name="T40">AND</text:span><text:span text:style-name="T41"> (ascii &lt;= ASCIIZ)</text:span><text:span text:style-name="T41"><text:tab/></text:span><text:span text:style-name="T42">(* uppercas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40">T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41">ascii := ascii + 13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40">IF</text:span><text:span text:style-name="T41"> (ascii &gt; ASCIIZ)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2">(* wrap-around *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0"><text:span text:style-name="T40">THE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"><text:span text:style-name="T41">ascii := ascii – 26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0"><text:span text:style-name="T40">END</text:span><text:span text:style-name="T41">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41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5" presentation:class="page"/>
          <draw:frame presentation:style-name="pr6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, p.3</text:p>
          </draw:text-box>
        </draw:frame>
        <draw:frame presentation:style-name="pr9" draw:text-style-name="P32" draw:layer="layout" svg:width="25.199cm" svg:height="14.267cm" svg:x="1.4cm" svg:y="4.507cm" presentation:class="outline">
          <draw:text-box>
            <text:list text:style-name="L4">
              <text:list-item>
                <text:p text:style-name="P30"><text:span text:style-name="T41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40">ELSIF</text:span><text:span text:style-name="T41"> (ascii &gt;= ASCIIa) </text:span><text:span text:style-name="T40">AND</text:span><text:span text:style-name="T41"> (ascii &lt;= ASCIIz) </text:span><text:span text:style-name="T40">T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41">ascii := ascii + 13;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2">(* lowercase *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40">IF</text:span><text:span text:style-name="T41"> (ascii &gt; ASCIIz) <text:s text:c="26"/></text:span><text:span text:style-name="T42">(* wrap-around *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0"><text:span text:style-name="T40">THE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"><text:span text:style-name="T41">ascii := ascii – 26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0"><text:span text:style-name="T40">END</text:span><text:span text:style-name="T41">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40">END</text:span><text:span text:style-name="T41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1">WriteChar (VAL (CHAR, ascii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1">ReadChar (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0">END</text:span><text:span text:style-name="T41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40">END</text:span><text:span text:style-name="T41"> Rot13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5" draw:text-style-name="P8" draw:layer="layout" svg:width="25.199cm" svg:height="14.404cm" svg:x="1.4cm" svg:y="4.507cm" presentation:class="outline" presentation:user-transformed="true">
          <draw:text-box>
            <text:list text:style-name="L3">
              <text:list-item>
                <text:p text:style-name="P8">Input: <text:span text:style-name="T24">hiya</text:span></text:p>
              </text:list-item>
            </text:list>
            <text:list text:style-name="L3">
              <text:list-item>
                <text:list>
                  <text:list-item>
                    <text:p text:style-name="P9">Output: <text:span text:style-name="T15">uvln</text:span></text:p>
                  </text:list-item>
                </text:list>
              </text:list-item>
            </text:list>
            <text:list text:style-name="L3">
              <text:list-item>
                <text:p text:style-name="P8">Input: <text:span text:style-name="T24">uvln</text:span></text:p>
              </text:list-item>
            </text:list>
            <text:list text:style-name="L3">
              <text:list-item>
                <text:list>
                  <text:list-item>
                    <text:p text:style-name="P9">Output: <text:span text:style-name="T15">hiya</text:span></text:p>
                  </text:list-item>
                </text:list>
              </text:list-item>
            </text:list>
            <text:list text:style-name="L3">
              <text:list-item>
                <text:p text:style-name="P8">Input: <text:span text:style-name="T24">Hello World! <text:s/>This is a longer example.</text:span></text:p>
              </text:list-item>
            </text:list>
            <text:list text:style-name="L3">
              <text:list-item>
                <text:list>
                  <text:list-item>
                    <text:p text:style-name="P9">Output: <text:span text:style-name="T15">Uryyb Jbeyq! Guvf vf n ybatre rknzcyr.</text:span><text:span text:style-name="T15"><text:line-break/></text:span><text:span text:style-name="T15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Generalizations</text:span><text:span text:style-name="T30">/extensions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0">Handle multiple lines one line at a tim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0">How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3.4-3.8)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Loops</text:span>: <text:span text:style-name="T15">WHILE</text:span>, <text:span text:style-name="T15">REPEAT</text:span></text:p>
              </text:list-item>
            </text:list>
            <text:list text:style-name="L3">
              <text:list-item>
                <text:p text:style-name="P8"><text:span text:style-name="T5">Sentinel</text:span> variables</text:p>
              </text:list-item>
            </text:list>
            <text:list text:style-name="L3">
              <text:list-item>
                <text:p text:style-name="P8">Loop <text:span text:style-name="T5">counters</text:span></text:p>
              </text:list-item>
            </text:list>
            <text:list text:style-name="L3">
              <text:list-item>
                <text:p text:style-name="P8">Using mathematical <text:span text:style-name="T5">closed forms</text:span> instead of loops</text:p>
              </text:list-item>
            </text:list>
            <text:list text:style-name="L3">
              <text:list-item>
                <text:p text:style-name="P8">ROT13 example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tub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sing <text:span text:style-name="T5">ReadResult</text:span>() to test the previous Read oper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43">Lab2</text:span><text:span text:style-name="T1"> due this MTW: <text:s/>§3.14 # (38 / 45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Choose either #38 or #4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hort writeup oka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3">Homework:</text:span><text:span text:style-name="T1"> §3.14 #17 (hand in on Fri)</text:span></text:p>
              </text:list-item>
            </text:list>
            <text:list text:style-name="L3">
              <text:list-item>
                <text:p text:style-name="P8"><text:span text:style-name="T43">Reading</text:span><text:span text:style-name="T1">: through §4.2 for We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09-26T17:19:59</dc:date>
    <dc:language>en-US</dc:language>
    <meta:editing-cycles>213</meta:editing-cycles>
    <meta:editing-duration>P9DT16H28M42S</meta:editing-duration>
    <meta:user-defined meta:name="Info 1"/>
    <meta:user-defined meta:name="Info 2"/>
    <meta:user-defined meta:name="Info 3"/>
    <meta:user-defined meta:name="Info 4"/>
    <meta:document-statistic meta:object-count="187"/>
  </office:meta>
</office:document-meta>
</file>